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1109" officeooo:paragraph-rsid="001a1109"/>
    </style:style>
    <style:style style:name="P2" style:family="paragraph" style:parent-style-name="Standard">
      <style:text-properties officeooo:rsid="001b2eb5" officeooo:paragraph-rsid="001b2eb5"/>
    </style:style>
    <style:style style:name="P3" style:family="paragraph" style:parent-style-name="Standard">
      <style:text-properties officeooo:rsid="001b46cd" officeooo:paragraph-rsid="001b46cd"/>
    </style:style>
    <style:style style:name="P4" style:family="paragraph" style:parent-style-name="Standard" style:list-style-name="L1">
      <style:text-properties officeooo:rsid="001b46cd" officeooo:paragraph-rsid="001b46cd"/>
    </style:style>
    <style:style style:name="P5" style:family="paragraph" style:parent-style-name="Standard" style:list-style-name="L1">
      <style:text-properties officeooo:rsid="001c1511" officeooo:paragraph-rsid="001c1511"/>
    </style:style>
    <style:style style:name="P6" style:family="paragraph" style:parent-style-name="Standard" style:list-style-name="L1">
      <style:text-properties officeooo:rsid="001d9b6b" officeooo:paragraph-rsid="001d9b6b"/>
    </style:style>
    <style:style style:name="P7" style:family="paragraph" style:parent-style-name="Standard">
      <style:text-properties officeooo:rsid="001d9b6b" officeooo:paragraph-rsid="001d9b6b"/>
    </style:style>
    <style:style style:name="P8" style:family="paragraph" style:parent-style-name="Standard" style:list-style-name="L1">
      <style:text-properties officeooo:rsid="001edbd9" officeooo:paragraph-rsid="001edbd9"/>
    </style:style>
    <style:style style:name="T1" style:family="text">
      <style:text-properties officeooo:rsid="001b46cd"/>
    </style:style>
    <style:style style:name="T2" style:family="text">
      <style:text-properties officeooo:rsid="001c1511"/>
    </style:style>
    <style:style style:name="T3" style:family="text">
      <style:text-properties officeooo:rsid="001d9b6b"/>
    </style:style>
    <style:style style:name="T4" style:family="text">
      <style:text-properties officeooo:rsid="001edbd9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alidierungsplan</text:p>
      <text:p text:style-name="P1"/>
      <text:p text:style-name="P1">Theoretische/ Inhaltsvalidität: Durch extensive Literaturrecherche und Praktikerwissen hergeleitete Items</text:p>
      <text:p text:style-name="P1"/>
      <text:p text:style-name="P1">Prüfung: Erfassen die Items den gesamten Umfang dessen, was wir erfassen wollen? Fragen, die zu beantworten sind: Erfassgen die Items nur ein Subset eines uns interessierenden Konstruktes?</text:p>
      <text:p text:style-name="P1"/>
      <text:p text:style-name="P1">Unidimensionalität der Items: (Nicht streng notwendig aber dennoch sehr hilfreich): Erfassen die Items eine Sache oder mehrere?</text:p>
      <text:p text:style-name="P1"/>
      <text:p text:style-name="P2">Vers<text:span text:style-name="T1">t</text:span>ändnis der Items: Kognitive Routen</text:p>
      <text:p text:style-name="P1"/>
      <text:p text:style-name="P1"/>
      <text:p text:style-name="P2">Statistische Validierung</text:p>
      <text:p text:style-name="P2">- Exploratorische Faktorenanalyse =&gt; Wie hängen unsere HPI Items wirklich miteinander zusammen.</text:p>
      <text:p text:style-name="P2">- <text:span text:style-name="T1">Konfirmatorische Faktorenanalyse: Prüfung der im vorherigen Schritt entdeckten Faktorenstruktur an einer unabhängigen neuen Stichprobe</text:span></text:p>
      <text:p text:style-name="P2">- Item-Kalibrierung: IRT: <text:span text:style-name="T1">Rückfürhung des Latenten Konstruktes auf die Items.</text:span></text:p>
      <text:p text:style-name="P2">- Messinvarianz: Messen die Items dasselbe zwischen verschiedenen Gruppen und Zeitpunkten</text:p>
      <text:p text:style-name="P2">- <text:span text:style-name="T1">Konvergente/ Divergente Validität: Hängen die gemessenen Dimensionen</text:span></text:p>
      <text:p text:style-name="P2">- <text:span text:style-name="T1">Prädiktive Validität</text:span></text:p>
      <text:p text:style-name="P2">- <text:span text:style-name="T1">Frage für uns: Was muss gelten, dass Jenewein Model stimmt?</text:span></text:p>
      <text:p text:style-name="P2"/>
      <text:p text:style-name="P2"/>
      <text:p text:style-name="P3">Zeitstrahl:</text:p>
      <text:list xml:id="list131555205" text:style-name="L1">
        <text:list-item>
          <text:p text:style-name="P4">Theoretische Fundierung: Jemimas Literaturrecherche, Approval durch Praktiker</text:p>
        </text:list-item>
        <text:list-item>
          <text:p text:style-name="P4">Erstellung der Vorläufigen Items</text:p>
          <text:list>
            <text:list-item>
              <text:p text:style-name="P4">Itemformulierung</text:p>
              <text:list>
                <text:list-item>
                  <text:p text:style-name="P4">Vollständigkeit: Prüfen, ob alle Aspekte der zu messenden Konstrukte erfasst sind.</text:p>
                </text:list-item>
                <text:list-item>
                  <text:p text:style-name="P4">Präzision: Anti-Bullshit Prüfung</text:p>
                </text:list-item>
                <text:list-item>
                  <text:p text:style-name="P4">Unidimensionalität: Erfassen die Items möglichst eine Sache?</text:p>
                </text:list-item>
                <text:list-item>
                  <text:p text:style-name="P5">Versteckte Methodenfaktoren: Gibt es unterschiedliche Arten von Items (positive vs. negativ – unterschiedliche Arten zu fragen etc.) Wenn ja, sind die Methoden mit den Inhalten konfundiert. =&gt; Sicherstellen, dass die verschiedenen Methoden über die verschiedenen Konstrukte hinweg repräsentiert sind.</text:p>
                </text:list-item>
                <text:list-item>
                  <text:p text:style-name="P4">Schwierigkeitsspektrum: Repräsentieren die Items aller Subdimensionen die volle Bandbreite auf der wir differenzieren wollen?</text:p>
                </text:list-item>
                <text:list-item>
                  <text:p text:style-name="P4">Universalität: Machen die Items bei allen unseren Kunden Sinn? Müssen sie für verschiedene Milieus unterschiedlich formuliert werden?</text:p>
                </text:list-item>
                <text:list-item>
                  <text:p text:style-name="P5">Vorläufige Longlist durch Psychometriker approven. <text:span text:style-name="T3">(Um jedes Item kämfen - Sparring)</text:span></text:p>
                </text:list-item>
              </text:list>
            </text:list-item>
            <text:list-item>
              <text:p text:style-name="P4"><text:span text:style-name="T2">Pret</text:span>esten der Items auf Versuchspersonen</text:p>
              <text:list>
                <text:list-item>
                  <text:p text:style-name="P4">Identifizieren der relevanten Stichprobe: Welche verschiedenen Populationen müssen die Items beantworten können?</text:p>
                </text:list-item>
                <text:list-item>
                  <text:p text:style-name="P4">Kognitive <text:span text:style-name="T2">Interviewing</text:span>: Woran denken und was fühlen Personen, die die Items beantworten sollen? Haben sie auf die Information Zugriff, die wir durch die Items erfassen wollen?</text:p>
                </text:list-item>
                <text:list-item>
                  <text:p text:style-name="P6">Ergebnisse des cognitive Interviewing einarbeiten in die Items.</text:p>
                </text:list-item>
                <text:list-item>
                  <text:p text:style-name="P6"><text:soft-page-break/>Pilotstudie an kleiner (repräsentativer) Stichprobe durchführen. Offenes Feedbackfeld zu den Items einfügen. Am Ende Feedback erlauben, zu jedem Item Fragen, ob es versändlich ist/ bzw. Anwendbar vs. nicht anwendbar. Adäquat/ nicht adäquat.</text:p>
                </text:list-item>
              </text:list>
            </text:list-item>
          </text:list>
        </text:list-item>
      </text:list>
      <text:p text:style-name="P7"/>
      <text:list xml:id="list172606505525591" text:continue-numbering="true" text:style-name="L1">
        <text:list-item>
          <text:p text:style-name="P6">Planung der (ersten) Hauptstudie</text:p>
          <text:list>
            <text:list-item>
              <text:p text:style-name="P6">Wir haben einen umfangreichen Itempool – es müssen nicht alle Personen, alle Items beantworten. Erstellen von Itemzuordnungen und simulieren der anschließenden Analysen (prüfung der Adäquatheit).</text:p>
            </text:list-item>
            <text:list-item>
              <text:p text:style-name="P6">Festlegen der <text:span text:style-name="T4">Konstrukte für konvergente, divergente und prädiktive Validität</text:span></text:p>
            </text:list-item>
            <text:list-item>
              <text:p text:style-name="P8">Frage beatnwroten, ob wir jetzt bereits kleine Games etc. einbauen – was kann man bereits prüfen.</text:p>
            </text:list-item>
            <text:list-item>
              <text:p text:style-name="P8">Umfrageplattform wählen und testen.</text:p>
            </text:list-item>
            <text:list-item>
              <text:p text:style-name="P8">Passende Organisationen, Teams und Teammiglieder identifizieren.</text:p>
            </text:list-item>
            <text:list-item>
              <text:p text:style-name="P8">Beruhend auf 1 Surveys erstellen</text:p>
            </text:list-item>
            <text:list-item>
              <text:p text:style-name="P8">Datenerhebung mit verschiedenen plausiblen Werten simulieren.</text:p>
            </text:list-item>
            <text:list-item>
              <text:p text:style-name="P8">Surveys intern testen</text:p>
            </text:list-item>
          </text:list>
        </text:list-item>
        <text:list-item>
          <text:p text:style-name="P8">Durchführung der Hauptstudie</text:p>
        </text:list-item>
        <text:list-item>
          <text:p text:style-name="P8">Auswertung</text:p>
          <text:list>
            <text:list-item>
              <text:p text:style-name="P8">EFA </text:p>
            </text:list-item>
            <text:list-item>
              <text:p text:style-name="P8">CFA</text:p>
            </text:list-item>
            <text:list-item>
              <text:p text:style-name="P8">IRT Analyse</text:p>
            </text:list-item>
            <text:list-item>
              <text:p text:style-name="P8">Konvergente, Divergente, Prädiktive Validität</text:p>
            </text:list-item>
            <text:list-item>
              <text:p text:style-name="P8">Bei mehreren Organisationen Messinvarianz zwischen den Gruppen. Bei einer Organisation Messinvarianz zwischen Abteilungen</text:p>
            </text:list-item>
          </text:list>
        </text:list-item>
        <text:list-item>
          <text:p text:style-name="P8">Zweiter Messzeitpunkt:</text:p>
          <text:list>
            <text:list-item>
              <text:p text:style-name="P8">Messinvarianz</text:p>
            </text:list-item>
            <text:list-item>
              <text:p text:style-name="P8">Veränderungsmessung</text:p>
            </text:list-item>
            <text:list-item>
              <text:p text:style-name="P8">Vorhersagen von KPIs</text:p>
            </text:list-item>
          </text:list>
        </text:list-item>
      </text:list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3T16:17:01.629095844</meta:creation-date>
    <dc:date>2025-09-13T17:26:04.703491365</dc:date>
    <meta:editing-duration>PT36S</meta:editing-duration>
    <meta:editing-cycles>1</meta:editing-cycles>
    <meta:document-statistic meta:table-count="0" meta:image-count="0" meta:object-count="0" meta:page-count="2" meta:paragraph-count="49" meta:word-count="471" meta:character-count="3611" meta:non-whitespace-character-count="3220"/>
    <meta:generator>LibreOffice/7.3.7.2$Linux_X86_64 LibreOffice_project/30$Build-2</meta:generator>
  </office:meta>
</office:document-meta>
</file>